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fo:font-size="20pt" style:font-size-asian="20pt" style:font-size-complex="20pt"/>
    </style:style>
    <style:style style:name="P2" style:family="paragraph" style:parent-style-name="Frame_20_contents">
      <style:text-properties fo:font-size="20pt" officeooo:paragraph-rsid="0007619b" style:font-size-asian="20pt" style:font-size-complex="20pt"/>
    </style:style>
    <style:style style:name="P3" style:family="paragraph" style:parent-style-name="Frame_20_contents">
      <style:text-properties fo:font-size="20pt" officeooo:rsid="0007619b" officeooo:paragraph-rsid="0007619b" style:font-size-asian="20pt" style:font-size-complex="20pt"/>
    </style:style>
    <style:style style:name="P4" style:family="paragraph" style:parent-style-name="Standard">
      <style:text-properties fo:font-size="28pt" officeooo:rsid="0004ae13" officeooo:paragraph-rsid="0004ae13" style:font-size-asian="24.5pt" style:font-size-complex="28pt"/>
    </style:style>
    <style:style style:name="T1" style:family="text">
      <style:text-properties officeooo:rsid="0007619b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3.122cm" svg:y="3.796cm" svg:width="13.293cm" draw:z-index="0">
        <draw:text-box fo:min-height="4.41cm">
          <text:p text:style-name="P1"><text:hidden-paragraph text:condition="ooow:"/><text:span text:style-name="T1">Ciao </text:span><text:database-display text:table-name="Sheet1" text:table-type="table" text:column-name="NOME" text:database-name="dati_anni">Alessandro</text:database-display><text:hidden-paragraph text:condition="ooow:![dati_anni.Sheet1.NOME]"/><text:s/><text:database-display text:table-name="Sheet1" text:table-type="table" text:column-name="COGNOME" text:database-name="dati_anni">Aneggi</text:database-display><text:hidden-paragraph text:condition="ooow:![dati_anni.Sheet1.COGNOME]"/></text:p>
          <text:p text:style-name="P2"><text:span text:style-name="T1">tanti auguri per I tuoi </text:span><text:database-display text:table-name="Sheet1" text:table-type="table" text:column-name="ETA" text:database-name="dati_anni">99</text:database-display><text:hidden-paragraph text:condition="ooow:![dati_anni.Sheet1.ETA]"/><text:s/><text:span text:style-name="T1">anni!</text:span></text:p>
          <text:p text:style-name="P2"/>
          <text:p text:style-name="P3">Alessandro.</text:p>
        </draw:text-box>
      </draw:frame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2T14:39:05.114000000</meta:creation-date>
    <dc:date>2022-03-22T15:00:35.192000000</dc:date>
    <meta:editing-duration>PT2M49S</meta:editing-duration>
    <meta:editing-cycles>1</meta:editing-cycles>
    <meta:document-statistic meta:table-count="0" meta:image-count="0" meta:object-count="0" meta:page-count="1" meta:paragraph-count="3" meta:word-count="11" meta:character-count="60" meta:non-whitespace-character-count="52"/>
    <meta:generator>LibreOffice/7.2.1.2$Windows_X86_64 LibreOffice_project/87b77fad49947c1441b67c559c339af8f3517e22</meta:generator>
  </office:meta>
</office:document-meta>
</file>